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mbria" svg:font-family="Cambria, serif"/>
    <style:font-face style:name="Consolas" svg:font-family="Consolas, 'Courier New', monospace"/>
    <style:font-face style:name="Courier" svg:font-family="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 style:writing-mode="lr-tb"/>
    </style:style>
    <style:style style:name="Tabela1.A" style:family="table-column">
      <style:table-column-properties style:column-width="1.492cm"/>
    </style:style>
    <style:style style:name="Tabela1.B" style:family="table-column">
      <style:table-column-properties style:column-width="1.702cm"/>
    </style:style>
    <style:style style:name="Tabela1.C" style:family="table-column">
      <style:table-column-properties style:column-width="1.605cm"/>
    </style:style>
    <style:style style:name="Tabela1.D" style:family="table-column">
      <style:table-column-properties style:column-width="1.91cm"/>
    </style:style>
    <style:style style:name="Tabela1.E" style:family="table-column">
      <style:table-column-properties style:column-width="2.097cm"/>
    </style:style>
    <style:style style:name="Tabela1.G" style:family="table-column">
      <style:table-column-properties style:column-width="2.193cm"/>
    </style:style>
    <style:style style:name="Tabela1.I" style:family="table-column">
      <style:table-column-properties style:column-width="1.8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I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9cm" fo:margin-left="0cm" table:align="left" style:writing-mode="lr-tb"/>
    </style:style>
    <style:style style:name="Tabela2.A" style:family="table-column">
      <style:table-column-properties style:column-width="1.492cm"/>
    </style:style>
    <style:style style:name="Tabela2.B" style:family="table-column">
      <style:table-column-properties style:column-width="1.702cm"/>
    </style:style>
    <style:style style:name="Tabela2.C" style:family="table-column">
      <style:table-column-properties style:column-width="2.002cm"/>
    </style:style>
    <style:style style:name="Tabela2.D" style:family="table-column">
      <style:table-column-properties style:column-width="1.91cm"/>
    </style:style>
    <style:style style:name="Tabela2.E" style:family="table-column">
      <style:table-column-properties style:column-width="2.097cm"/>
    </style:style>
    <style:style style:name="Tabela2.F" style:family="table-column">
      <style:table-column-properties style:column-width="2.702cm"/>
    </style:style>
    <style:style style:name="Tabela2.G" style:family="table-column">
      <style:table-column-properties style:column-width="2.986cm"/>
    </style:style>
    <style:style style:name="Tabela2.H" style:family="table-column">
      <style:table-column-properties style:column-width="2.11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H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684cm" fo:margin-bottom="0cm" style:contextual-spacing="false" fo:line-height="120%" style:writing-mode="lr-tb"/>
      <style:text-properties officeooo:paragraph-rsid="00063445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.841cm" fo:margin-top="0.446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.5pt" fo:font-style="normal" style:text-underline-style="none" fo:font-weight="normal" style:text-blinking="false" fo:background-color="#fffffe"/>
    </style:style>
    <style:style style:name="P5" style:family="paragraph" style:parent-style-name="Table_20_Contents">
      <style:text-properties officeooo:rsid="0004c5e4" officeooo:paragraph-rsid="0004c5e4"/>
    </style:style>
    <style:style style:name="P6" style:family="paragraph" style:parent-style-name="Table_20_Contents">
      <style:text-properties officeooo:rsid="0004c5e4" officeooo:paragraph-rsid="00063445"/>
    </style:style>
    <style:style style:name="P7" style:family="paragraph" style:parent-style-name="Table_20_Contents">
      <style:text-properties fo:font-size="10pt" officeooo:rsid="0004c5e4" officeooo:paragraph-rsid="0004c5e4" style:font-size-asian="10pt" style:font-size-complex="10pt"/>
    </style:style>
    <style:style style:name="P8" style:family="paragraph" style:parent-style-name="Table_20_Contents">
      <style:text-properties fo:font-size="10pt" officeooo:rsid="0004c5e4" officeooo:paragraph-rsid="00063445" style:font-size-asian="10pt" style:font-size-complex="10pt"/>
    </style:style>
    <style:style style:name="P9" style:family="paragraph" style:parent-style-name="Table_20_Contents">
      <style:text-properties fo:font-size="10pt" officeooo:rsid="0004c5e4" officeooo:paragraph-rsid="0006aa97" style:font-size-asian="10pt" style:font-size-complex="10pt"/>
    </style:style>
    <style:style style:name="P10" style:family="paragraph" style:parent-style-name="Table_20_Contents">
      <style:text-properties fo:font-size="10pt" officeooo:rsid="0004c5e4" officeooo:paragraph-rsid="00089e84" style:font-size-asian="10pt" style:font-size-complex="10pt"/>
    </style:style>
    <style:style style:name="P11" style:family="paragraph" style:parent-style-name="Table_20_Contents">
      <style:text-properties fo:font-size="10pt" officeooo:rsid="0006aa97" officeooo:paragraph-rsid="0006aa97" style:font-size-asian="10pt" style:font-size-complex="10pt"/>
    </style:style>
    <style:style style:name="P12" style:family="paragraph" style:parent-style-name="Table_20_Contents">
      <style:text-properties fo:font-size="10pt" officeooo:rsid="0009ff42" officeooo:paragraph-rsid="0009ff42" style:font-size-asian="10pt" style:font-size-complex="10pt"/>
    </style:style>
    <style:style style:name="P13" style:family="paragraph" style:parent-style-name="Table_20_Contents">
      <style:text-properties officeooo:rsid="00063445" officeooo:paragraph-rsid="00063445"/>
    </style:style>
    <style:style style:name="P14" style:family="paragraph" style:parent-style-name="Table_20_Contents">
      <style:text-properties officeooo:rsid="0006aa97" officeooo:paragraph-rsid="0006aa97"/>
    </style:style>
    <style:style style:name="P15" style:family="paragraph" style:parent-style-name="Table_20_Contents">
      <style:text-properties officeooo:rsid="0009ff42" officeooo:paragraph-rsid="0009ff42"/>
    </style:style>
    <style:style style:name="P16" style:family="paragraph" style:parent-style-name="Text_20_body">
      <style:paragraph-properties fo:margin-left="0.672cm" fo:margin-right="0cm" fo:margin-top="0cm" fo:margin-bottom="0cm" style:contextual-spacing="false" fo:line-height="120%" fo:text-indent="-0.621cm" style:auto-text-indent="false" fo:padding="0cm" fo:border="none" style:writing-mode="lr-tb"/>
      <style:text-properties fo:font-weight="normal" officeooo:paragraph-rsid="0001c029"/>
    </style:style>
    <style:style style:name="P17" style:family="paragraph" style:parent-style-name="Text_20_body">
      <style:paragraph-properties fo:margin-left="0.661cm" fo:margin-right="0cm" fo:margin-top="0.504cm" fo:margin-bottom="0cm" style:contextual-spacing="false" fo:line-height="120%" fo:text-indent="-0.62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Cambria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639cm" fo:margin-bottom="0cm" style:contextual-spacing="false" fo:line-height="120%" style:writing-mode="lr-tb"/>
    </style:style>
    <style:style style:name="P19" style:family="paragraph" style:parent-style-name="Text_20_body">
      <style:paragraph-properties fo:margin-top="0.125cm" fo:margin-bottom="0cm" style:contextual-spacing="false" fo:line-height="120%" style:writing-mode="lr-tb"/>
    </style:style>
    <style:style style:name="P20" style:family="paragraph" style:parent-style-name="Text_20_body">
      <style:paragraph-properties fo:margin-top="0.125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1" style:family="paragraph" style:parent-style-name="Text_20_body">
      <style:paragraph-properties fo:margin-top="0.134cm" fo:margin-bottom="0cm" style:contextual-spacing="false" fo:line-height="120%" style:writing-mode="lr-tb"/>
    </style:style>
    <style:style style:name="P22" style:family="paragraph" style:parent-style-name="Text_20_body">
      <style:paragraph-properties fo:margin-top="0.134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>
      <style:paragraph-properties fo:margin-top="0.684cm" fo:margin-bottom="0cm" style:contextual-spacing="false" fo:line-height="120%" style:writing-mode="lr-tb"/>
    </style:style>
    <style:style style:name="P24" style:family="paragraph" style:parent-style-name="Text_20_body">
      <style:paragraph-properties fo:margin-top="0.684cm" fo:margin-bottom="0cm" style:contextual-spacing="false" fo:line-height="120%" style:writing-mode="lr-tb"/>
      <style:text-properties officeooo:paragraph-rsid="00063445"/>
    </style:style>
    <style:style style:name="P25" style:family="paragraph" style:parent-style-name="Text_20_body">
      <style:paragraph-properties fo:margin-left="0.665cm" fo:margin-right="0cm" fo:margin-top="0.981cm" fo:margin-bottom="0cm" style:contextual-spacing="false" fo:line-height="120%" fo:text-align="justify" style:justify-single-word="false" fo:text-indent="-0.614cm" style:auto-text-indent="false" fo:padding="0cm" fo:border="none" style:writing-mode="lr-tb"/>
      <style:text-properties fo:font-weight="normal"/>
    </style:style>
    <style:style style:name="P26" style:family="paragraph" style:parent-style-name="Text_20_body">
      <style:paragraph-properties fo:margin-left="0cm" fo:margin-right="0.841cm" fo:margin-top="0.446cm" fo:margin-bottom="0cm" style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0cm" fo:margin-right="0.841cm" fo:margin-top="0.446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.651cm" fo:margin-right="0cm" fo:margin-top="0.497cm" fo:margin-bottom="0cm" style:contextual-spacing="false" fo:line-height="120%" fo:text-indent="-0.635cm" style:auto-text-indent="false" fo:padding="0cm" fo:border="none" style:writing-mode="lr-tb"/>
      <style:text-properties fo:font-weight="normal"/>
    </style:style>
    <style:style style:name="P29" style:family="paragraph" style:parent-style-name="Text_20_body">
      <style:paragraph-properties fo:margin-left="1.381cm" fo:margin-right="0cm" fo:margin-top="0.46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1.295cm" fo:margin-right="0cm" fo:margin-top="0.4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mbria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mbria" fo:font-size="12pt" fo:font-style="italic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urier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urier" fo:font-size="12pt" fo:font-style="normal" style:text-underline-style="none" officeooo:rsid="0001c029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" fo:font-size="12pt" fo:font-style="normal" style:text-underline-style="none" officeooo:rsid="0002e581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0.3000001907349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ff" loext:opacity="100%" style:text-line-through-style="none" style:text-line-through-type="none" style:font-name="Arial" fo:font-size="10.3000001907349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9885a" loext:opacity="100%" style:text-line-through-style="none" style:text-line-through-type="none" style:font-name="Arial" fo:font-size="10.3000001907349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a31515" loext:opacity="100%" style:text-line-through-style="none" style:text-line-through-type="none" style:font-name="Arial" fo:font-size="10.3000001907349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color="#0000ff" loext:opacity="100%"/>
    </style:style>
    <style:style style:name="T12" style:family="text">
      <style:text-properties style:font-name="Arial" fo:font-size="10.3000001907349pt" fo:font-style="normal" fo:font-weight="normal"/>
    </style:style>
    <style:style style:name="T13" style:family="text">
      <style:text-properties fo:color="#09885a" loext:opacity="100%"/>
    </style:style>
    <style:style style:name="T14" style:family="text">
      <style:text-properties fo:color="#a31515" loext:opacity="100%"/>
    </style:style>
    <style:style style:name="T15" style:family="text">
      <style:text-properties officeooo:rsid="0001c029"/>
    </style:style>
    <style:style style:name="T16" style:family="text">
      <style:text-properties officeooo:rsid="0002e581"/>
    </style:style>
    <style:style style:name="T17" style:family="text">
      <style:text-properties officeooo:rsid="0004c5e4"/>
    </style:style>
    <style:style style:name="T18" style:family="text">
      <style:text-properties officeooo:rsid="00063445"/>
    </style:style>
    <style:style style:name="T19" style:family="text">
      <style:text-properties officeooo:rsid="0006aa97"/>
    </style:style>
    <style:style style:name="T20" style:family="text">
      <style:text-properties officeooo:rsid="00089e84"/>
    </style:style>
    <style:style style:name="T21" style:family="text">
      <style:text-properties officeooo:rsid="0009ff42"/>
    </style:style>
    <style:style style:name="T22" style:family="text">
      <style:text-properties fo:color="#ff69b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dbae941f-7fff-8c1a-4cd0-fd72e989f34c"/><text:span text:style-name="T1">1) Um </text:span><text:span text:style-name="T2">array </text:span><text:span text:style-name="T1">X do tipo int inicia na posição 7500 da memória. Cada int ocupa 8 bytes de memória. Quais os resultados para as expressões abaixo:</text:span></text:p>
      <text:p text:style-name="P16"><text:span text:style-name="T3">a. (X+5</text:span><text:span text:style-name="T4">)= 7500 + 5*8 = 7540, </text:span><text:span text:style-name="T5">mas não altera o endereço</text:span></text:p>
      <text:p text:style-name="P31">b. X++ <text:span text:style-name="T15">= 7500, depois </text:span><text:span text:style-name="T16">altera o endereço</text:span><text:span text:style-name="T15"> para 7508</text:span></text:p>
      <text:p text:style-name="P31">c. ++X <text:span text:style-name="T15">= </text:span><text:span text:style-name="T16">Altera o endereço de X para 7516</text:span></text:p>
      <text:p text:style-name="P31">d. X+=5 <text:span text:style-name="T16">altera o endereço de X para 75</text:span><text:span text:style-name="T17">56</text:span></text:p>
      <text:p text:style-name="P31">e. X*2 <text:span text:style-name="T17">Isso é igual a 7556*2 = 16012, mas o endereço de X continua <text:tab/>em 7556.</text:span></text:p>
      <text:p text:style-name="P17">2) Qual o resultado final de cada variável <text:span text:style-name="T15">do</text:span> código abaixo, justifique sua resposta.</text:p>
      <text:p text:style-name="P18"><text:span text:style-name="T6"> </text:span><text:span text:style-name="T8">int </text:span><text:span text:style-name="T7">i=</text:span><text:span text:style-name="T9">5</text:span><text:span text:style-name="T7">; </text:span></text:p>
      <text:p text:style-name="P19"><text:span text:style-name="T6"> </text:span><text:span text:style-name="T8">int </text:span><text:span text:style-name="T7">j=</text:span><text:span text:style-name="T9">10</text:span><text:span text:style-name="T7">,k,l,m,n; </text:span></text:p>
      <text:p text:style-name="P21"><text:span text:style-name="T6"> </text:span><text:span text:style-name="T8">int </text:span><text:span text:style-name="T7">A[</text:span><text:span text:style-name="T9">5</text:span><text:span text:style-name="T7">]={</text:span><text:span text:style-name="T9">1</text:span><text:span text:style-name="T7">,</text:span><text:span text:style-name="T9">2</text:span><text:span text:style-name="T7">,</text:span><text:span text:style-name="T9">3</text:span><text:span text:style-name="T7">,</text:span><text:span text:style-name="T9">4</text:span><text:span text:style-name="T7">,</text:span><text:span text:style-name="T9">5</text:span><text:span text:style-name="T7">}; </text:span></text:p>
      <text:p text:style-name="P21"><text:span text:style-name="T6"> </text:span><text:span text:style-name="T8">int </text:span><text:span text:style-name="T7">*p, *q, *r, *s; </text:span></text:p>
      <text:p text:style-name="P20"> <text:span text:style-name="T12">p=&amp;i; </text:span></text:p>
      <text:p text:style-name="P22"> <text:span text:style-name="T12">q=&amp;j; </text:span></text:p>
      <text:p text:style-name="P20"> <text:span text:style-name="T12">r=A; </text:span></text:p>
      <text:p text:style-name="P21"><text:span text:style-name="T6"> </text:span><text:span text:style-name="T7">s=r+</text:span><text:span text:style-name="T9">3</text:span><text:span text:style-name="T7">; </text:span></text:p>
      <text:p text:style-name="P22"> <text:span text:style-name="T12">k=*s++; </text:span></text:p>
      <text:p text:style-name="P20"> <text:span text:style-name="T12">l=*s; </text:span></text:p>
      <text:p text:style-name="P22"> <text:span text:style-name="T12">m=*--s; </text:span></text:p>
      <text:p text:style-name="P22"> <text:span text:style-name="T12">n=(*r)++; </text:span></text:p>
      <text:p text:style-name="P20"> <text:span text:style-name="T12">*p=(*p)--+--(*q);</text:span></text:p>
      <text:p text:style-name="P23"><text:span text:style-name="T6"> </text:span><text:span text:style-name="T7">printf(</text:span><text:span text:style-name="T10">"i=%d j=%d k=%d l=%d m=%d n=%d"</text:span><text:span text:style-name="T7">,i,j,k,l,m,n);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column table:style-name="Tabela1.E"/>
        <table:table-column table:style-name="Tabela1.I"/>
        <table:table-row table:style-name="TableLine2431288090240">
          <table:table-cell table:style-name="Tabela1.A1" office:value-type="string">
            <text:p text:style-name="P7">variável</text:p>
          </table:table-cell>
          <table:table-cell table:style-name="Tabela1.A1" office:value-type="string">
            <text:p text:style-name="P7">i</text:p>
          </table:table-cell>
          <table:table-cell table:style-name="Tabela1.A1" office:value-type="string">
            <text:p text:style-name="P5">J</text:p>
          </table:table-cell>
          <table:table-cell table:style-name="Tabela1.A1" office:value-type="string">
            <text:p text:style-name="Table_20_Contents">K</text:p>
          </table:table-cell>
          <table:table-cell table:style-name="Tabela1.A1" office:value-type="string">
            <text:p text:style-name="Table_20_Contents">L</text:p>
          </table:table-cell>
          <table:table-cell table:style-name="Tabela1.A1" office:value-type="string">
            <text:p text:style-name="Table_20_Contents">M</text:p>
          </table:table-cell>
          <table:table-cell table:style-name="Tabela1.A1" office:value-type="string">
            <text:p text:style-name="Table_20_Contents">N</text:p>
          </table:table-cell>
          <table:table-cell table:style-name="Tabela1.A1" office:value-type="string">
            <text:p text:style-name="P5">P</text:p>
          </table:table-cell>
          <table:table-cell table:style-name="Tabela1.I1" office:value-type="string">
            <text:p text:style-name="P5">Q</text:p>
          </table:table-cell>
        </table:table-row>
        <table:table-row table:style-name="TableLine2431288090240">
          <table:table-cell table:style-name="Tabela1.A2" office:value-type="string">
            <text:p text:style-name="P7">endereço</text:p>
          </table:table-cell>
          <table:table-cell table:style-name="Tabela1.A2" office:value-type="string">
            <text:p text:style-name="P7">end(i)</text:p>
          </table:table-cell>
          <table:table-cell table:style-name="Tabela1.A2" office:value-type="string">
            <text:p text:style-name="P13">end(j)</text:p>
          </table:table-cell>
          <table:table-cell table:style-name="Tabela1.A2" office:value-type="string">
            <text:p text:style-name="P13">end(k)</text:p>
          </table:table-cell>
          <table:table-cell table:style-name="Tabela1.A2" office:value-type="string">
            <text:p text:style-name="P13">end(l)</text:p>
          </table:table-cell>
          <table:table-cell table:style-name="Tabela1.A2" office:value-type="string">
            <text:p text:style-name="P13">end(m)</text:p>
          </table:table-cell>
          <table:table-cell table:style-name="Tabela1.A2" office:value-type="string">
            <text:p text:style-name="P13">end(n)</text:p>
          </table:table-cell>
          <table:table-cell table:style-name="Tabela1.A2" office:value-type="string">
            <text:p text:style-name="P9">end(<text:span text:style-name="T19">p</text:span>)</text:p>
          </table:table-cell>
          <table:table-cell table:style-name="Tabela1.I2" office:value-type="string">
            <text:p text:style-name="P13">end(q)</text:p>
          </table:table-cell>
        </table:table-row>
        <table:table-row table:style-name="TableLine2431288090240">
          <table:table-cell table:style-name="Tabela1.A2" office:value-type="string">
            <text:p text:style-name="P7">valor</text:p>
          </table:table-cell>
          <table:table-cell table:style-name="Tabela1.A2" office:value-type="string">
            <text:p text:style-name="P7"><text:span text:style-name="T21">4</text:span></text:p>
          </table:table-cell>
          <table:table-cell table:style-name="Tabela1.A2" office:value-type="string">
            <text:p text:style-name="P12">9</text:p>
          </table:table-cell>
          <table:table-cell table:style-name="Tabela1.A2" office:value-type="string">
            <text:p text:style-name="P10">end(<text:span text:style-name="T20">A</text:span>)<text:span text:style-name="T20">+3</text:span></text:p>
          </table:table-cell>
          <table:table-cell table:style-name="Tabela1.A2" office:value-type="string">
            <text:p text:style-name="P10">end(<text:span text:style-name="T20">A</text:span>)<text:span text:style-name="T20">+4</text:span></text:p>
          </table:table-cell>
          <table:table-cell table:style-name="Tabela1.A2" office:value-type="string">
            <text:p text:style-name="P10">end(<text:span text:style-name="T20">A</text:span>)<text:span text:style-name="T20">+3</text:span></text:p>
          </table:table-cell>
          <table:table-cell table:style-name="Tabela1.A2" office:value-type="string">
            <text:p text:style-name="P15">end(A) +1</text:p>
          </table:table-cell>
          <table:table-cell table:style-name="Tabela1.A2" office:value-type="string">
            <text:p text:style-name="P9"><text:span text:style-name="T21">14</text:span></text:p>
          </table:table-cell>
          <table:table-cell table:style-name="Tabela1.I2" office:value-type="string">
            <text:p text:style-name="P10">end(<text:span text:style-name="T20">j</text:span>)</text:p>
          </table:table-cell>
        </table:table-row>
        <table:table-row table:style-name="TableLine2431288090240">
          <table:table-cell table:style-name="Tabela1.A2" office:value-type="string">
            <text:p text:style-name="P11">Tipo</text:p>
          </table:table-cell>
          <table:table-cell table:style-name="Tabela1.A2" office:value-type="string">
            <text:p text:style-name="P11">int</text:p>
          </table:table-cell>
          <table:table-cell table:style-name="Tabela1.A2" office:value-type="string">
            <text:p text:style-name="P14">Int</text:p>
          </table:table-cell>
          <table:table-cell table:style-name="Tabela1.A2" office:value-type="string">
            <text:p text:style-name="P14">Int</text:p>
          </table:table-cell>
          <table:table-cell table:style-name="Tabela1.A2" office:value-type="string">
            <text:p text:style-name="P14">Int</text:p>
          </table:table-cell>
          <table:table-cell table:style-name="Tabela1.A2" office:value-type="string">
            <text:p text:style-name="P14">Int</text:p>
          </table:table-cell>
          <table:table-cell table:style-name="Tabela1.A2" office:value-type="string">
            <text:p text:style-name="P14">Int</text:p>
          </table:table-cell>
          <table:table-cell table:style-name="Tabela1.A2" office:value-type="string">
            <text:p text:style-name="P14">Int*</text:p>
          </table:table-cell>
          <table:table-cell table:style-name="Tabela1.I2" office:value-type="string">
            <text:p text:style-name="P14">Int*</text:p>
          </table:table-cell>
        </table:table-row>
      </table:table>
      <text:p text:style-name="P24"><text:span text:style-name="T7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leLine2431114840272">
          <table:table-cell table:style-name="Tabela2.A1" office:value-type="string">
            <text:p text:style-name="P8">variável</text:p>
          </table:table-cell>
          <table:table-cell table:style-name="Tabela2.A1" office:value-type="string">
            <text:p text:style-name="P6">R</text:p>
          </table:table-cell>
          <table:table-cell table:style-name="Tabela2.A1" office:value-type="string">
            <text:p text:style-name="P6">s</text:p>
          </table:table-cell>
          <table:table-cell table:style-name="Tabela2.A1" office:value-type="string">
            <text:p text:style-name="P6">A[0]</text:p>
          </table:table-cell>
          <table:table-cell table:style-name="Tabela2.A1" office:value-type="string">
            <text:p text:style-name="P13">A[1]</text:p>
          </table:table-cell>
          <table:table-cell table:style-name="Tabela2.A1" office:value-type="string">
            <text:p text:style-name="P13">A[2]</text:p>
          </table:table-cell>
          <table:table-cell table:style-name="Tabela2.A1" office:value-type="string">
            <text:p text:style-name="P13">A[3]</text:p>
          </table:table-cell>
          <table:table-cell table:style-name="Tabela2.H1" office:value-type="string">
            <text:p text:style-name="P13">A[4]</text:p>
          </table:table-cell>
        </table:table-row>
        <table:table-row table:style-name="TableLine2431114840272">
          <table:table-cell table:style-name="Tabela2.A2" office:value-type="string">
            <text:p text:style-name="P8">endereço</text:p>
          </table:table-cell>
          <table:table-cell table:style-name="Tabela2.A2" office:value-type="string">
            <text:p text:style-name="P8">end(<text:span text:style-name="T18">r</text:span>)</text:p>
          </table:table-cell>
          <table:table-cell table:style-name="Tabela2.A2" office:value-type="string">
            <text:p text:style-name="P8">end(<text:span text:style-name="T18">s</text:span>)</text:p>
          </table:table-cell>
          <table:table-cell table:style-name="Tabela2.A2" office:value-type="string">
            <text:p text:style-name="P8">end(<text:span text:style-name="T18">A</text:span>)</text:p>
          </table:table-cell>
          <table:table-cell table:style-name="Tabela2.A2" office:value-type="string">
            <text:p text:style-name="P8">end(<text:span text:style-name="T18">A</text:span>) <text:span text:style-name="T18">+ 1</text:span></text:p>
          </table:table-cell>
          <table:table-cell table:style-name="Tabela2.A2" office:value-type="string">
            <text:p text:style-name="P8">end(<text:span text:style-name="T18">A</text:span>) <text:span text:style-name="T18">+ 2</text:span></text:p>
          </table:table-cell>
          <table:table-cell table:style-name="Tabela2.A2" office:value-type="string">
            <text:p text:style-name="P8">end(<text:span text:style-name="T18">A</text:span>) <text:span text:style-name="T18">+ 3</text:span></text:p>
          </table:table-cell>
          <table:table-cell table:style-name="Tabela2.H2" office:value-type="string">
            <text:p text:style-name="P8">end(<text:span text:style-name="T18">A</text:span>) <text:span text:style-name="T18">+ 4</text:span></text:p>
          </table:table-cell>
        </table:table-row>
        <table:table-row table:style-name="TableLine2431114840272">
          <table:table-cell table:style-name="Tabela2.A2" office:value-type="string">
            <text:p text:style-name="P8">valor</text:p>
          </table:table-cell>
          <table:table-cell table:style-name="Tabela2.A2" office:value-type="string">
            <text:p text:style-name="P10">end(<text:span text:style-name="T20">A</text:span>)</text:p>
          </table:table-cell>
          <table:table-cell table:style-name="Tabela2.A2" office:value-type="string">
            <text:p text:style-name="P10">end(<text:span text:style-name="T20">A</text:span>)<text:span text:style-name="T20">+4</text:span>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3">3</text:p>
          </table:table-cell>
          <table:table-cell table:style-name="Tabela2.A2" office:value-type="string">
            <text:p text:style-name="P13">4</text:p>
          </table:table-cell>
          <table:table-cell table:style-name="Tabela2.H2" office:value-type="string">
            <text:p text:style-name="P13">5</text:p>
          </table:table-cell>
        </table:table-row>
        <table:table-row table:style-name="TableLine2431114840272">
          <table:table-cell table:style-name="Tabela2.A2" office:value-type="string">
            <text:p text:style-name="P11">Tipo</text:p>
          </table:table-cell>
          <table:table-cell table:style-name="Tabela2.A2" office:value-type="string">
            <text:p text:style-name="P11">int*</text:p>
          </table:table-cell>
          <table:table-cell table:style-name="Tabela2.A2" office:value-type="string">
            <text:p text:style-name="P14">Int*</text:p>
          </table:table-cell>
          <table:table-cell table:style-name="Tabela2.A2" office:value-type="string">
            <text:p text:style-name="P14">Int</text:p>
          </table:table-cell>
          <table:table-cell table:style-name="Tabela2.A2" office:value-type="string">
            <text:p text:style-name="P14">Int</text:p>
          </table:table-cell>
          <table:table-cell table:style-name="Tabela2.A2" office:value-type="string">
            <text:p text:style-name="P14">Int</text:p>
          </table:table-cell>
          <table:table-cell table:style-name="Tabela2.A2" office:value-type="string">
            <text:p text:style-name="P14">Int</text:p>
          </table:table-cell>
          <table:table-cell table:style-name="Tabela2.H2" office:value-type="string">
            <text:p text:style-name="P14">Int</text:p>
          </table:table-cell>
        </table:table-row>
      </table:table>
      <text:p text:style-name="P1"><text:span text:style-name="T7"/></text:p>
      <text:p text:style-name="P25"><text:soft-page-break/><text:span text:style-name="T1">3) Escreva uma função em C que receba uma </text:span><text:span text:style-name="T2">array </text:span><text:span text:style-name="T1">de inteiros (A), seu tamanho, e dois outros inteiros (min e max). Nesses dois inteiros serão armazenados o menor e o maior valor contido no </text:span><text:span text:style-name="T2">array.</text:span><text:span text:style-name="T1"> Escreva uma função main para testar sua função.</text:span></text:p>
      <text:p text:style-name="P26">maxmin(int A[], int tamArray, int *min, int *max);</text:p>
      <text:p text:style-name="P4"><text:span text:style-name="T11">#include</text:span> <text:span text:style-name="T11">&lt;</text:span><text:span text:style-name="T14">stdio.h</text:span><text:span text:style-name="T11">&gt;</text:span></text:p>
      <text:p text:style-name="P3"/>
      <text:p text:style-name="P2"><text:span text:style-name="T11">int</text:span> main(<text:span text:style-name="T11">void</text:span>) {</text:p>
      <text:p text:style-name="P2">printf(<text:span text:style-name="T14">"Hello World</text:span><text:span text:style-name="T22">\n</text:span><text:span text:style-name="T14">"</text:span>);</text:p>
      <text:p text:style-name="P2"><text:span text:style-name="T11">return</text:span> <text:span text:style-name="T13">0</text:span>;</text:p>
      <text:p text:style-name="P2">}</text:p>
      <text:p text:style-name="P3"/>
      <text:p text:style-name="P2"><text:span text:style-name="T11">void</text:span> maxmin(<text:span text:style-name="T11">int</text:span> A[], <text:span text:style-name="T11">int</text:span> tamArray, <text:span text:style-name="T11">int</text:span> *min, <text:span text:style-name="T11">int</text:span> *max){</text:p>
      <text:p text:style-name="P2"><text:span text:style-name="T11">for</text:span>(<text:span text:style-name="T11">int</text:span> i=<text:span text:style-name="T13">0</text:span>; i&lt;tamArray; i++){</text:p>
      <text:p text:style-name="P2">}</text:p>
      <text:p text:style-name="P2">}</text:p>
      <text:p text:style-name="P27"/>
      <text:p text:style-name="P28"><text:span text:style-name="T1">4) Escreva uma função </text:span><text:span text:style-name="T2">trocar </text:span><text:span text:style-name="T1">que recebe dois números e troca os parâmetros recebidos. A assinatura é</text:span></text:p>
      <text:p text:style-name="P29">trocar(double *i, double *j);</text:p>
      <text:p text:style-name="P30">Escreva uma função main para testar sua função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mbria" svg:font-family="Cambria, serif"/>
    <style:font-face style:name="Consolas" svg:font-family="Consolas, 'Courier New', monospace"/>
    <style:font-face style:name="Courier" svg:font-family="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0:37:20.920000000</meta:creation-date>
    <dc:date>2021-03-31T12:00:09.225000000</dc:date>
    <meta:editing-duration>PT39M46S</meta:editing-duration>
    <meta:editing-cycles>8</meta:editing-cycles>
    <meta:generator>LibreOffice/7.1.1.2$Windows_X86_64 LibreOffice_project/fe0b08f4af1bacafe4c7ecc87ce55bb426164676</meta:generator>
    <meta:document-statistic meta:table-count="2" meta:image-count="0" meta:object-count="0" meta:page-count="2" meta:paragraph-count="104" meta:word-count="311" meta:character-count="1616" meta:non-whitespace-character-count="1383"/>
  </office:meta>
</office:document-meta>
</file>